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Myriad Pro" svg:font-family="'Myriad Pro'" style:font-adornments="Normal"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6.001cm" fo:margin-bottom="0cm" fo:text-align="end" style:justify-single-word="false"/>
    </style:style>
    <style:style style:name="fr1" style:family="graphic" style:parent-style-name="Frame">
      <style:graphic-properties style:wrap="left" style:number-wrapped-paragraphs="no-limit" style:vertical-pos="from-top" style:vertical-rel="page" style:horizontal-pos="from-left" style:horizontal-rel="page" fo:background-color="transparent" style:background-transparency="100%" fo:padding="0.499cm" fo:border="0.002cm solid #ffffff" style:shadow="none">
        <style:background-image/>
        <style:columns fo:column-count="1" fo:column-gap="0cm"/>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adresse" text:anchor-type="page" text:anchor-page-number="1" svg:x="9.999cm" svg:y="4.6cm" svg:width="9.999cm" draw:z-index="0">
        <draw:text-box fo:min-height="4.5cm">
          <text:p text:style-name="Frame_20_contents">EXPERT-INFOS</text:p>
          <text:p text:style-name="Frame_20_contents">15 rue de la Demi-lune</text:p>
          <text:p text:style-name="Frame_20_contents">86000 POITIERS</text:p>
        </draw:text-box>
      </draw:frame>
      <text:p text:style-name="Standard">NOM Prénom</text:p>
      <text:p text:style-name="Standard">Mon adresse complète</text:p>
      <text:p text:style-name="Standard">86000 Poitiers</text:p>
      <text:p text:style-name="P1">Poitiers, le mardi 14 février 2012</text:p>
      <text:h text:style-name="Heading_20_2" text:outline-level="2">Objet : lorem ipsum</text:h>
      <text:p text:style-name="Standard">VFusce sed leo leo. Sed vitae neque vel est sodales varius vel vel ante. Curabitur aliquet libero a nibh dignissim ullamcorper. Integer sit amet quam nunc. Duis lorem augue, semper et volutpat sit amet, mollis aliquam erat. Nullam rhoncus eleifend accumsan. Quisque sollicitudin viverra metus, sed pharetra leo faucibus eget. In hac habitasse platea dictumst. In non magna ligula. Vestibulum ante ipsum primis in faucibus orci luctus et ultrices posuere cubilia Curae; Fusce molestie porttitor massa non mollis. Proin sed ante orci. Morbi risus felis, euismod sed fermentum non, blandit et urna. </text:p>
      <text:p text:style-name="Standard"/>
      <text:p text:style-name="Text_20_body">Quisque lacinia ullamcorper orci, quis vulputate lectus porta at. Quisque id urna nunc, vehicula semper ipsum. Phasellus euismod adipiscing rutrum. Mauris a aliquam sapien. Nulla laoreet, odio ut vehicula hendrerit, turpis magna aliquet dolor, ac sollicitudin eros orci et turpis. Duis a ligula sapien, id tempus magna. Praesent ipsum nisl, convallis nec ultricies nec, sagittis non lacus. Sed molestie neque sit amet nulla hendrerit imperdiet. Integer tincidunt leo sit amet orci ultrices ultricies. Donec at venenatis massa. Mauris scelerisque odio id purus convallis eget laoreet urna malesuada. </text:p>
      <text:p text:style-name="Standard"/>
      <text:p text:style-name="Standard">Sincères salutations.</text:p>
      <text:p text:style-name="Standard"/>
      <text:p text:style-name="Standard">Monsieur LEGR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Myriad Pro" svg:font-family="'Myriad Pro'" style:font-adornments="Normal"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Myriad Pro"/>
    </style:style>
    <style:style style:name="Heading" style:family="paragraph" style:parent-style-name="Standard" style:next-style-name="Text_20_body" style:class="text">
      <style:paragraph-properties fo:margin-top="0.423cm" fo:margin-bottom="0.212cm" fo:keep-with-next="always"/>
      <style:text-properties style:font-name="Myriad Pro"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Myriad Pro"/>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text-properties style:font-name="Myriad Pro"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alutation" style:family="paragraph" style:parent-style-name="Standard" style:class="text">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naud GAUDIN</meta:initial-creator>
    <meta:creation-date>2010-12-09T12:02:39</meta:creation-date>
    <dc:date>2012-02-14T10:36:13</dc:date>
    <dc:creator>Arnaud GAUDIN</dc:creator>
    <meta:editing-duration>PT00H32M20S</meta:editing-duration>
    <meta:editing-cycles>20</meta:editing-cycles>
    <meta:generator>OpenOffice.org/3.2$Unix OpenOffice.org_project/320m18$Build-9502</meta:generator>
    <meta:printed-by>Arnaud GAUDIN</meta:printed-by>
    <meta:print-date>2010-12-09T12:19:10</meta:print-date>
    <meta:document-statistic meta:table-count="0" meta:image-count="0" meta:object-count="0" meta:page-count="1" meta:paragraph-count="12" meta:word-count="208" meta:character-count="1378"/>
  </office:meta>
</office:document-meta>
</file>